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49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3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34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6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63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3.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94cm" fo:margin-right="-0.693cm" fo:margin-top="0cm" fo:margin-bottom="0.01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-0.009cm" fo:margin-right="7.964cm" fo:margin-top="0cm" fo:margin-bottom="0.476cm" style:contextual-spacing="false" fo:line-height="107%" fo:text-align="start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4.015cm" fo:margin-right="-0.693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0cm" fo:margin-top="0cm" fo:margin-bottom="0.605cm" style:contextual-spacing="false" fo:line-height="107%" fo:text-align="start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004cm" style:contextual-spacing="false" fo:line-height="107%" fo:text-align="start" style:justify-single-word="false" fo:text-indent="0cm" style:auto-text-indent="false">
        <style:tab-stops>
          <style:tab-stop style:position="3.05cm" style:type="center"/>
          <style:tab-stop style:position="6.107cm" style:type="center"/>
          <style:tab-stop style:position="8.901cm" style:type="center"/>
          <style:tab-stop style:position="11.587cm" style:type="center"/>
          <style:tab-stop style:position="14.543cm" style:type="center"/>
        </style:tab-stops>
      </style:paragraph-properties>
    </style:style>
    <style:style style:name="P15" style:family="paragraph" style:parent-style-name="Normal">
      <style:paragraph-properties fo:margin-left="0cm" fo:margin-right="0cm" fo:margin-top="0cm" fo:margin-bottom="3.171cm" style:contextual-spacing="false" fo:line-height="107%" fo:text-align="start" style:justify-single-word="false" fo:text-indent="0cm" style:auto-text-indent="false">
        <style:tab-stops>
          <style:tab-stop style:position="2.101cm" style:type="center"/>
          <style:tab-stop style:position="4.21cm" style:type="center"/>
          <style:tab-stop style:position="7.267cm" style:type="center"/>
          <style:tab-stop style:position="9.814cm" style:type="center"/>
          <style:tab-stop style:position="12.342cm" style:type="center"/>
          <style:tab-stop style:position="16.508cm" style:type="right"/>
        </style:tab-stops>
      </style:paragraph-properties>
    </style:style>
    <style:style style:name="P16" style:family="paragraph" style:parent-style-name="Normal">
      <style:paragraph-properties fo:margin-left="0.115cm" fo:margin-right="0cm" fo:margin-top="0cm" fo:margin-bottom="1.74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995cm" fo:margin-right="0cm" fo:margin-top="0cm" fo:margin-bottom="0.048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26cm" fo:margin-right="0cm" fo:margin-top="0cm" fo:margin-bottom="2.147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0.026cm" fo:margin-right="0.009cm" fo:margin-top="0cm" fo:margin-bottom="0cm" style:contextual-spacing="false" fo:line-height="110%" fo:text-align="center" style:justify-single-word="false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4.193cm" fo:margin-right="0.005cm" fo:margin-top="0cm" fo:margin-bottom="1.623cm" style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245cm" fo:margin-right="0.005cm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.005cm" fo:margin-top="0cm" fo:margin-bottom="0.504cm" style:contextual-spacing="false" fo:text-indent="1.245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.005cm" fo:margin-top="0cm" fo:margin-bottom="0.423cm" style:contextual-spacing="false" fo:text-indent="1.245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.005cm" fo:margin-top="0cm" fo:margin-bottom="0.483cm" style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.005cm" fo:margin-top="0cm" fo:margin-bottom="0.512cm" style:contextual-spacing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3.041cm" fo:margin-right="2.046cm" fo:margin-top="0cm" fo:margin-bottom="0.328cm" style:contextual-spacing="false" fo:line-height="116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8.691cm" fo:margin-right="7.696cm" fo:margin-top="0cm" fo:margin-bottom="3.037cm" style:contextual-spacing="false" fo:line-height="102%" fo:text-align="center" style:justify-single-word="false" fo:text-indent="0cm" style:auto-text-indent="false">
        <style:tab-stops/>
      </style:paragraph-properties>
    </style:style>
    <style:style style:name="P28" style:family="paragraph" style:parent-style-name="Heading_20_1">
      <style:paragraph-properties fo:margin-left="-0.009cm" fo:margin-right="7.964cm" fo:margin-top="0cm" fo:margin-bottom="0.203cm" style:contextual-spacing="false" fo:line-height="160%" fo:text-indent="0cm" style:auto-text-indent="false">
        <style:tab-stops/>
      </style:paragraph-properties>
    </style:style>
    <style:style style:name="P29" style:family="paragraph" style:parent-style-name="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5.549cm" style:type="center"/>
          <style:tab-stop style:position="7.285cm" style:type="center"/>
          <style:tab-stop style:position="9.818cm" style:type="center"/>
          <style:tab-stop style:position="12.358cm" style:type="center"/>
          <style:tab-stop style:position="14.882cm" style:type="center"/>
        </style:tab-stops>
      </style:paragraph-properties>
    </style:style>
    <style:style style:name="P30" style:family="paragraph" style:parent-style-name="Heading_20_1">
      <style:paragraph-properties fo:margin-left="-0.009cm" fo:margin-right="0cm" fo:margin-top="0cm" fo:margin-bottom="0.365cm" style:contextual-spacing="false" fo:text-indent="0cm" style:auto-text-indent="false">
        <style:tab-stops/>
      </style:paragraph-properties>
    </style:style>
    <style:style style:name="P31" style:family="paragraph" style:parent-style-name="Heading_20_1">
      <style:paragraph-properties fo:margin-left="-0.009cm" fo:margin-right="0cm" fo:margin-top="0cm" fo:margin-bottom="0.462cm" style:contextual-spacing="false" fo:text-indent="0cm" style:auto-text-indent="false">
        <style:tab-stops/>
      </style:paragraph-properties>
    </style:style>
    <style:style style:name="P32" style:family="paragraph" style:parent-style-name="Heading_20_1">
      <style:paragraph-properties fo:margin-left="-0.009cm" fo:margin-right="0cm" fo:text-indent="0cm" style:auto-text-indent="false">
        <style:tab-stops/>
      </style:paragraph-properties>
    </style:style>
    <style:style style:name="P33" style:family="paragraph" style:parent-style-name="Heading_20_1">
      <style:paragraph-properties fo:margin-left="-0.009cm" fo:margin-right="0cm" fo:margin-top="0cm" fo:margin-bottom="0.367cm" style:contextual-spacing="false" fo:text-indent="0cm" style:auto-text-indent="false">
        <style:tab-stops/>
      </style:paragraph-properties>
    </style:style>
    <style:style style:name="P34" style:family="paragraph" style:parent-style-name="Heading_20_2">
      <style:paragraph-properties fo:margin-left="-0.009cm" fo:margin-right="0cm" fo:margin-top="0cm" fo:margin-bottom="0.445cm" style:contextual-spacing="false" fo:text-indent="0cm" style:auto-text-indent="false">
        <style:tab-stops/>
      </style:paragraph-properties>
    </style:style>
    <style:style style:name="P35" style:family="paragraph" style:parent-style-name="Heading_20_2">
      <style:paragraph-properties fo:margin-left="-0.009cm" fo:margin-right="0cm" fo:text-indent="0cm" style:auto-text-indent="false">
        <style:tab-stops/>
      </style:paragraph-properties>
    </style:style>
    <style:style style:name="P36" style:family="paragraph" style:parent-style-name="Heading_20_2">
      <style:paragraph-properties fo:margin-left="-0.009cm" fo:margin-right="0cm" fo:margin-top="0cm" fo:margin-bottom="0.446cm" style:contextual-spacing="false" fo:text-indent="0cm" style:auto-text-indent="false">
        <style:tab-stops/>
      </style:paragraph-properties>
    </style:style>
    <style:style style:name="P37" style:family="paragraph" style:parent-style-name="Heading_20_2">
      <style:paragraph-properties fo:margin-left="-0.009cm" fo:margin-right="0cm" fo:margin-top="0cm" fo:margin-bottom="0.436cm" style:contextual-spacing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-0.051cm" fo:margin-right="0cm" fo:margin-top="0cm" fo:margin-bottom="0.9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cm" fo:margin-right="0cm" fo:margin-top="0cm" fo:margin-bottom="0.34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3ed85"/>
    </style:style>
    <style:style style:name="P40" style:family="paragraph" style:parent-style-name="Normal" style:master-page-name="MPF0">
      <style:paragraph-properties fo:margin-left="0cm" fo:margin-right="0.302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41" style:family="paragraph" style:parent-style-name="Normal" style:list-style-name="L1">
      <style:paragraph-properties fo:margin-left="0cm" fo:margin-right="0.005cm" fo:margin-top="0cm" fo:margin-bottom="0cm" style:contextual-spacing="false" fo:line-height="109%" fo:text-indent="-0.635cm" style:auto-text-indent="false"/>
    </style:style>
    <style:style style:name="P42" style:family="paragraph" style:parent-style-name="Normal" style:list-style-name="L3">
      <style:paragraph-properties fo:margin-left="0cm" fo:margin-right="0.005cm" fo:text-indent="-0.635cm" style:auto-text-indent="false"/>
    </style:style>
    <style:style style:name="P43" style:family="paragraph" style:parent-style-name="Normal" style:list-style-name="L4">
      <style:paragraph-properties fo:margin-left="0cm" fo:margin-right="0.005cm" fo:text-indent="-0.635cm" style:auto-text-indent="false"/>
    </style:style>
    <style:style style:name="P44" style:family="paragraph" style:parent-style-name="Normal" style:list-style-name="L5">
      <style:paragraph-properties fo:margin-left="0cm" fo:margin-right="0.005cm" fo:text-indent="-0.635cm" style:auto-text-indent="false"/>
    </style:style>
    <style:style style:name="P45" style:family="paragraph" style:parent-style-name="Normal" style:list-style-name="L6">
      <style:paragraph-properties fo:margin-left="0cm" fo:margin-right="0.005cm" fo:text-indent="0cm" style:auto-text-indent="false"/>
    </style:style>
    <style:style style:name="P46" style:family="paragraph" style:parent-style-name="Normal" style:list-style-name="L6">
      <style:paragraph-properties fo:margin-left="0cm" fo:margin-right="0.005cm" fo:margin-top="0cm" fo:margin-bottom="0.538cm" style:contextual-spacing="false" fo:text-indent="0cm" style:auto-text-indent="false"/>
    </style:style>
    <style:style style:name="P47" style:family="paragraph" style:parent-style-name="Normal" style:list-style-name="L8">
      <style:paragraph-properties fo:margin-left="0cm" fo:margin-right="0.005cm" fo:text-indent="-0.635cm" style:auto-text-indent="false"/>
    </style:style>
    <style:style style:name="P48" style:family="paragraph" style:parent-style-name="Normal" style:list-style-name="L10">
      <style:paragraph-properties fo:margin-left="0cm" fo:margin-right="0.005cm" fo:margin-top="0cm" fo:margin-bottom="0.422cm" style:contextual-spacing="false" fo:text-indent="-0.635cm" style:auto-text-indent="false"/>
    </style:style>
    <style:style style:name="P49" style:family="paragraph" style:parent-style-name="Normal" style:list-style-name="L11">
      <style:paragraph-properties fo:margin-left="0cm" fo:margin-right="0.005cm" fo:text-indent="-0.635cm" style:auto-text-indent="false"/>
    </style:style>
    <style:style style:name="P50" style:family="paragraph" style:parent-style-name="Normal" style:list-style-name="L11">
      <style:paragraph-properties fo:margin-left="0cm" fo:margin-right="0.005cm" fo:margin-top="0cm" fo:margin-bottom="0.415cm" style:contextual-spacing="false" fo:text-indent="-0.635cm" style:auto-text-indent="false"/>
    </style:style>
    <style:style style:name="P51" style:family="paragraph" style:parent-style-name="Normal">
      <style:paragraph-properties fo:margin-left="0.61cm" fo:margin-right="4.482cm" fo:margin-top="0cm" fo:margin-bottom="0.538cm" style:contextual-spacing="false" fo:line-height="203%" fo:text-align="start" style:justify-single-word="false" fo:text-indent="-0.637cm" style:auto-text-indent="false">
        <style:tab-stops/>
      </style:paragraph-properties>
      <style:text-properties officeooo:paragraph-rsid="000313a8"/>
    </style:style>
    <style:style style:name="P52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0.718cm" style:type="center"/>
          <style:tab-stop style:position="7.497cm" style:type="center"/>
        </style:tab-stops>
      </style:paragraph-properties>
    </style:style>
    <style:style style:name="P53" style:family="paragraph" style:parent-style-name="Normal">
      <style:paragraph-properties fo:margin-left="-0.009cm" fo:margin-right="0cm" fo:text-align="start" style:justify-single-word="false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0cm" fo:margin-right="0.005cm" fo:text-align="start" style:justify-single-word="false" fo:text-indent="0cm" style:auto-text-indent="false">
        <style:tab-stops/>
      </style:paragraph-properties>
    </style:style>
    <style:style style:name="P55" style:family="paragraph" style:parent-style-name="Normal" style:list-style-name="L5">
      <style:paragraph-properties fo:margin-left="0cm" fo:margin-right="0.005cm" fo:text-align="start" style:justify-single-word="false" fo:text-indent="-0.635cm" style:auto-text-indent="false"/>
    </style:style>
    <style:style style:name="P56" style:family="paragraph" style:parent-style-name="Normal" style:list-style-name="L8">
      <style:paragraph-properties fo:margin-left="0cm" fo:margin-right="0.005cm" fo:text-align="start" style:justify-single-word="false" fo:text-indent="-0.635cm" style:auto-text-indent="false"/>
    </style:style>
    <style:style style:name="P57" style:family="paragraph" style:parent-style-name="Normal" style:list-style-name="L10">
      <style:paragraph-properties fo:margin-left="0cm" fo:margin-right="0.005cm" fo:text-align="start" style:justify-single-word="false" fo:text-indent="-0.635cm" style:auto-text-indent="false"/>
      <style:text-properties officeooo:paragraph-rsid="0003ed85"/>
    </style:style>
    <style:style style:name="P58" style:family="paragraph" style:parent-style-name="Normal" style:list-style-name="L9">
      <style:paragraph-properties fo:margin-left="0cm" fo:margin-right="0.005cm" fo:text-align="start" style:justify-single-word="false" fo:text-indent="-0.635cm" style:auto-text-indent="false"/>
      <style:text-properties officeooo:paragraph-rsid="0003ed85"/>
    </style:style>
    <style:style style:name="P59" style:family="paragraph" style:parent-style-name="Normal" style:list-style-name="L7">
      <style:paragraph-properties fo:margin-left="0cm" fo:margin-right="0.005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60" style:family="paragraph" style:parent-style-name="Normal" style:list-style-name="L7">
      <style:paragraph-properties fo:margin-left="0cm" fo:margin-right="0.005cm" fo:margin-top="0cm" fo:margin-bottom="0.49cm" style:contextual-spacing="false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61" style:family="paragraph" style:parent-style-name="Normal">
      <style:paragraph-properties fo:margin-left="0.653cm" fo:margin-right="2.436cm" fo:line-height="199%" fo:text-align="start" style:justify-single-word="false" fo:text-indent="0cm" style:auto-text-indent="false">
        <style:tab-stops/>
      </style:paragraph-properties>
    </style:style>
    <style:style style:name="P62" style:family="paragraph">
      <loext:graphic-properties draw:fill="solid" draw:fill-color="#000000" draw:opacity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normal" style:font-size-asian="12pt" style:font-weight-asian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officeooo:rsid="0000b4ba" style:font-size-asian="12pt" style:font-weight-asian="normal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style:font-name="Calibri" fo:font-size="11pt" style:font-name-asian="Calibri" style:font-size-asian="11pt" style:font-name-complex="Calibri"/>
    </style:style>
    <style:style style:name="T7" style:family="text">
      <style:text-properties fo:font-size="10pt" style:font-size-asian="10pt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ize="16pt" fo:font-weight="bold" style:font-size-asian="16pt" style:font-weight-asian="bold" style:font-weight-complex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fo:font-weight="normal" style:font-size-asian="16pt" style:font-weight-asian="normal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Segoe UI Symbol" fo:font-size="10pt" style:font-name-asian="Segoe UI Symbol" style:font-size-asian="10pt" style:font-name-complex="Segoe UI Symbol"/>
    </style:style>
    <style:style style:name="T15" style:family="text">
      <style:text-properties style:font-name="Arial" fo:font-size="10pt" style:font-name-asian="Arial" style:font-size-asian="10pt" style:font-name-complex="Arial"/>
    </style:style>
    <style:style style:name="T16" style:family="text">
      <style:text-properties style:font-name="Courier New" fo:font-size="10pt" style:font-name-asian="Courier New" style:font-size-asian="10pt" style:font-name-complex="Courier New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2.70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2.70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o">
        <style:list-level-properties text:list-level-position-and-space-mode="label-alignment">
          <style:list-level-label-alignment text:label-followed-by="listtab" fo:margin-left="1.907cm"/>
        </style:list-level-properties>
        <style:text-properties style:font-name="Courier New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12.70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margin-left="12.70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margin-left="12.70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Default_20_Paragraph_20_Font"><text:span text:style-name="T5"><text:s/></text:span></text:span><text:span text:style-name="Default_20_Paragraph_20_Font"><text:span text:style-name="T1"><text:s/></text:span></text:span></text:p>
      <text:p text:style-name="P38"><draw:custom-shape text:anchor-type="paragraph" draw:z-index="0" draw:name="Group 3610" draw:style-name="gr3" draw:text-style-name="P62" svg:width="16.119cm" svg:height="0.034cm" svg:x="0cm" svg:y="0cm"><text:p/><draw:enhanced-geometry svg:viewBox="0 0 5802757 12192" draw:text-areas="?f8 ?f10 ?f9 ?f11" draw:type="non-primitive" draw:enhanced-path="M 0 0 L 5802757 0 5802757 12192 0 121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02757"/><draw:equation draw:name="f7" draw:formula="?f4 / 12192"/><draw:equation draw:name="f8" draw:formula="0 / ?f6"/><draw:equation draw:name="f9" draw:formula="5802757 / ?f6"/><draw:equation draw:name="f10" draw:formula="0 / ?f7"/><draw:equation draw:name="f11" draw:formula="12192 / ?f7"/></draw:enhanced-geometry></draw:custom-shape><text:span text:style-name="Default_20_Paragraph_20_Font"/></text:p>
      <text:p text:style-name="P18"><text:span text:style-name="Default_20_Paragraph_20_Font"><text:span text:style-name="T1">КАФЕДРА <text:s text:c="2"/></text:span></text:span></text:p>
      <text:h text:style-name="P28" text:outline-level="1"><text:span text:style-name="Default_20_Paragraph_20_Font"><text:span text:style-name="T2">ОТЧЕТ <text:s/>ЗАЩИЩЕН С ОЦЕНКОЙ ПРЕПОДАВАТЕЛЬ </text:span></text:span></text:h>
      <text:p text:style-name="P9"><text:span text:style-name="Default_20_Paragraph_20_Font"><text:span text:style-name="T1"><text:s text:c="2"/><text:tab/> <text:tab/> <text:tab/> <text:tab/> <text:s/></text:span></text:span></text:p>
      <text:p text:style-name="P10"><text:span text:style-name="Default_20_Paragraph_20_Font"><text:span text:style-name="T6"><draw:g text:anchor-type="as-char" draw:z-index="1" draw:name="Group 3611" draw:style-name="gr1"><draw:custom-shape draw:name="Shape 4598" draw:style-name="gr2" draw:text-style-name="P62" svg:width="5.718cm" svg:height="0.025cm" svg:x="0cm" svg:y="0cm"><text:p/><draw:enhanced-geometry svg:viewBox="0 0 2058289 9144" draw:text-areas="?f8 ?f10 ?f9 ?f11" draw:type="non-primitive" draw:enhanced-path="M 0 0 L 2058289 0 205828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58289"/><draw:equation draw:name="f7" draw:formula="?f4 / 9144"/><draw:equation draw:name="f8" draw:formula="0 / ?f6"/><draw:equation draw:name="f9" draw:formula="2058289 / ?f6"/><draw:equation draw:name="f10" draw:formula="0 / ?f7"/><draw:equation draw:name="f11" draw:formula="9144 / ?f7"/></draw:enhanced-geometry></draw:custom-shape><draw:custom-shape draw:name="Shape 4599" draw:style-name="gr2" draw:text-style-name="P62" svg:width="4.98cm" svg:height="0.025cm" svg:x="6.218cm" svg:y="0cm"><text:p/><draw:enhanced-geometry svg:viewBox="0 0 1793113 9144" draw:text-areas="?f8 ?f10 ?f9 ?f11" draw:type="non-primitive" draw:enhanced-path="M 0 0 L 1793113 0 179311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93113"/><draw:equation draw:name="f7" draw:formula="?f4 / 9144"/><draw:equation draw:name="f8" draw:formula="0 / ?f6"/><draw:equation draw:name="f9" draw:formula="1793113 / ?f6"/><draw:equation draw:name="f10" draw:formula="0 / ?f7"/><draw:equation draw:name="f11" draw:formula="9144 / ?f7"/></draw:enhanced-geometry></draw:custom-shape><draw:custom-shape draw:name="Shape 4600" draw:style-name="gr2" draw:text-style-name="P62" svg:width="5.319cm" svg:height="0.025cm" svg:x="11.689cm" svg:y="0cm"><text:p/><draw:enhanced-geometry svg:viewBox="0 0 1914779 9144" draw:text-areas="?f8 ?f10 ?f9 ?f11" draw:type="non-primitive" draw:enhanced-path="M 0 0 L 1914779 0 191477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4779"/><draw:equation draw:name="f7" draw:formula="?f4 / 9144"/><draw:equation draw:name="f8" draw:formula="0 / ?f6"/><draw:equation draw:name="f9" draw:formula="1914779 / ?f6"/><draw:equation draw:name="f10" draw:formula="0 / ?f7"/><draw:equation draw:name="f11" draw:formula="9144 / ?f7"/></draw:enhanced-geometry></draw:custom-shape></draw:g></text:span></text:span></text:p>
      <text:p text:style-name="P14"><text:span text:style-name="Default_20_Paragraph_20_Font"><text:span text:style-name="T6"><text:tab/></text:span></text:span><text:span text:style-name="Default_20_Paragraph_20_Font"><text:span text:style-name="T7">должность, уч. степень, звание <text:tab/></text:span></text:span><text:span text:style-name="Default_20_Paragraph_20_Font"><text:span text:style-name="T1"> <text:tab/></text:span></text:span><text:span text:style-name="Default_20_Paragraph_20_Font"><text:span text:style-name="T7">подпись, дата <text:tab/></text:span></text:span><text:span text:style-name="Default_20_Paragraph_20_Font"><text:span text:style-name="T1"> <text:tab/></text:span></text:span><text:span text:style-name="Default_20_Paragraph_20_Font"><text:span text:style-name="T7">инициалы, фамилия </text:span></text:span></text:p>
      <text:p text:style-name="P16"><text:s/></text:p>
      <text:p text:style-name="P20">ОТЧЕТ О ЛАБОРАТОРНОЙ РАБОТЕ №3 </text:p>
      <text:p text:style-name="P17"><text:s/></text:p>
      <text:p text:style-name="P26">Требования к программе расчета чисел Фибоначчи по курсу: Разработка и анализ требований </text:p>
      <text:p text:style-name="P27"><text:s/><text:span text:style-name="Default_20_Paragraph_20_Font"><text:span text:style-name="T1"><text:s/></text:span></text:span></text:p>
      <text:p text:style-name="P11"><text:span text:style-name="Default_20_Paragraph_20_Font"><text:span text:style-name="T1">РАБОТУ ВЫПОЛНИЛ </text:span></text:span></text:p>
      <text:h text:style-name="P29" text:outline-level="1"><text:span text:style-name="Default_20_Paragraph_20_Font"><text:span text:style-name="T2">СТУДЕНТ гр. № <text:tab/> <text:s/><text:tab/> <text:tab/> <text:tab/> <text:tab/></text:span></text:span><text:span text:style-name="Default_20_Paragraph_20_Font"><text:span text:style-name="T4">Столяров Н.С.</text:span></text:span><text:span text:style-name="Default_20_Paragraph_20_Font"><text:span text:style-name="T2"> <text:s/></text:span></text:span></text:h>
      <text:p text:style-name="P12"><text:span text:style-name="Default_20_Paragraph_20_Font"><text:span text:style-name="T6"><draw:g text:anchor-type="as-char" draw:z-index="2" draw:name="Group 3612" draw:style-name="gr1"><draw:custom-shape draw:name="Shape 4604" draw:style-name="gr2" draw:text-style-name="P62" svg:width="3.058cm" svg:height="0.025cm" svg:x="0cm" svg:y="0cm"><text:p/><draw:enhanced-geometry svg:viewBox="0 0 1100938 9144" draw:text-areas="?f8 ?f10 ?f9 ?f11" draw:type="non-primitive" draw:enhanced-path="M 0 0 L 1100938 0 1100938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938"/><draw:equation draw:name="f7" draw:formula="?f4 / 9144"/><draw:equation draw:name="f8" draw:formula="0 / ?f6"/><draw:equation draw:name="f9" draw:formula="1100938 / ?f6"/><draw:equation draw:name="f10" draw:formula="0 / ?f7"/><draw:equation draw:name="f11" draw:formula="9144 / ?f7"/></draw:enhanced-geometry></draw:custom-shape><draw:custom-shape draw:name="Shape 4605" draw:style-name="gr2" draw:text-style-name="P62" svg:width="4.657cm" svg:height="0.025cm" svg:x="3.473cm" svg:y="0cm"><text:p/><draw:enhanced-geometry svg:viewBox="0 0 1677035 9144" draw:text-areas="?f8 ?f10 ?f9 ?f11" draw:type="non-primitive" draw:enhanced-path="M 0 0 L 1677035 0 1677035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7035"/><draw:equation draw:name="f7" draw:formula="?f4 / 9144"/><draw:equation draw:name="f8" draw:formula="0 / ?f6"/><draw:equation draw:name="f9" draw:formula="1677035 / ?f6"/><draw:equation draw:name="f10" draw:formula="0 / ?f7"/><draw:equation draw:name="f11" draw:formula="9144 / ?f7"/></draw:enhanced-geometry></draw:custom-shape><draw:custom-shape draw:name="Shape 4606" draw:style-name="gr2" draw:text-style-name="P62" svg:width="4.642cm" svg:height="0.025cm" svg:x="8.546cm" svg:y="0cm"><text:p/><draw:enhanced-geometry svg:viewBox="0 0 1670939 9144" draw:text-areas="?f8 ?f10 ?f9 ?f11" draw:type="non-primitive" draw:enhanced-path="M 0 0 L 1670939 0 167093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0939"/><draw:equation draw:name="f7" draw:formula="?f4 / 9144"/><draw:equation draw:name="f8" draw:formula="0 / ?f6"/><draw:equation draw:name="f9" draw:formula="1670939 / ?f6"/><draw:equation draw:name="f10" draw:formula="0 / ?f7"/><draw:equation draw:name="f11" draw:formula="9144 / ?f7"/></draw:enhanced-geometry></draw:custom-shape></draw:g></text:span></text:span></text:p>
      <text:p text:style-name="P15"><text:span text:style-name="Default_20_Paragraph_20_Font"><text:span text:style-name="T6"><text:tab/></text:span></text:span><text:span text:style-name="Default_20_Paragraph_20_Font"><text:span text:style-name="T7"> <text:tab/></text:span></text:span><text:span text:style-name="Default_20_Paragraph_20_Font"><text:span text:style-name="T1"> <text:tab/> <text:tab/></text:span></text:span><text:span text:style-name="Default_20_Paragraph_20_Font"><text:span text:style-name="T7">подпись, дата <text:tab/></text:span></text:span><text:span text:style-name="Default_20_Paragraph_20_Font"><text:span text:style-name="T1"> <text:tab/></text:span></text:span><text:span text:style-name="Default_20_Paragraph_20_Font"><text:span text:style-name="T7">инициалы, фамилия </text:span></text:span></text:p>
      <text:p text:style-name="P19"><text:span text:style-name="Default_20_Paragraph_20_Font"><text:span text:style-name="T1">Санкт-Петербург 2025 </text:span></text:span></text:p>
      <text:p text:style-name="P3"><text:span text:style-name="Default_20_Paragraph_20_Font"><text:span text:style-name="T1"><text:s/></text:span></text:span></text:p>
      <text:p text:style-name="P13"><text:span text:style-name="Default_20_Paragraph_20_Font"><text:span text:style-name="T8">Задание: <text:s/></text:span></text:span></text:p>
      <text:p text:style-name="P21"><text:soft-page-break/>Разработать требования к программе расчета чисел Фибоначчи. </text:p>
      <text:p text:style-name="P4"><text:span text:style-name="Default_20_Paragraph_20_Font"><text:span text:style-name="T1"><text:s/></text:span></text:span></text:p>
      <text:h text:style-name="P30" text:outline-level="1">1. Введение </text:h>
      <text:p text:style-name="P22">Программа предназначена для точного и эффективного вычисления чисел последовательности Фибоначчи, которая находит применение в математике, компьютерных науках, биологии, финансах и криптографии. Заказчику требуется высокопроизводительное решение, способное работать с большими индексами (вплоть до <text:span text:style-name="Strong_20_Emphasis">n = 100 000</text:span>) и предоставлять результаты без потерь точности. </text:p>
      <text:p text:style-name="P5"><text:span text:style-name="Default_20_Paragraph_20_Font"><text:span text:style-name="T8"><text:s/></text:span></text:span></text:p>
      <text:h text:style-name="P31" text:outline-level="1">2. Цели и задачи заказчика </text:h>
      <text:p text:style-name="P24">Основными целями, сформулированными заказчиком, являются: </text:p>
      <text:list xml:id="list2266197724" text:style-name="L1">
        <text:list-item>
          <text:p text:style-name="P41"><text:s text:c="3"/>Создание надежного программного обеспечения, гарантирующего точность вычислений.</text:p>
          <text:p text:style-name="P41"/>
        </text:list-item>
        <text:list-item>
          <text:p text:style-name="P41"><text:s text:c="4"/>Обеспечение высокой производительности даже при больших значениях n.</text:p>
          <text:p text:style-name="P41"/>
        </text:list-item>
        <text:list-item>
          <text:p text:style-name="P41"><text:s text:c="4"/>Реализация нескольких алгоритмов для сравнения их эффективности.</text:p>
          <text:p text:style-name="P41"/>
        </text:list-item>
        <text:list-item>
          <text:p text:style-name="P41"><text:s text:c="4"/>Удобный интерфейс и подробная документация.</text:p>
          <text:p text:style-name="P41"/>
        </text:list-item>
        <text:list-item>
          <text:p text:style-name="P41"><text:s text:c="4"/>Корректная обработка ошибок и исключительных ситуаций.</text:p>
        </text:list-item>
      </text:list>
      <text:p text:style-name="P6"><text:span text:style-name="Default_20_Paragraph_20_Font"><text:span text:style-name="T8"><text:s/></text:span></text:span></text:p>
      <text:h text:style-name="P32" text:outline-level="1">3. Функциональные требования </text:h>
      <text:p text:style-name="P51"><text:span text:style-name="Default_20_Paragraph_20_Font"><text:span text:style-name="T12">3.1 Основной функционал программного комплекса </text:span></text:span><text:span text:style-name="Default_20_Paragraph_20_Font"><text:span text:style-name="T17">Вычисление числа Фибоначчи по индексу:<text:line-break/><text:tab/>Вход: целое число n (0 ≤ n ≤ 100 000).<text:line-break/><text:tab/>Выход: точное значение F(n).<text:line-break/>Генерация последовательности Фибоначчи:<text:line-break/></text:span></text:span><text:soft-page-break/><text:span text:style-name="Default_20_Paragraph_20_Font"><text:span text:style-name="T17"><text:tab/>Возможность вывода всех чисел от F(0) до F(n).</text:span></text:span><text:line-break/></text:p>
      <text:h text:style-name="P34" text:outline-level="2">3.2 Алгоритмическое обеспечение </text:h>
      <text:p text:style-name="P25">Программа должна поддерживать три метода:</text:p>
      <text:list xml:id="list3297628273" text:style-name="L3">
        <text:list-item>
          <text:p text:style-name="P42">Итеративный метод – оптимален по скорости и памяти, рекомендуется для n &gt; 500.</text:p>
        </text:list-item>
        <text:list-item>
          <text:p text:style-name="P42">Рекурсивный метод с мемоизацией – демонстрационный, эффективен при n ≤ 500.</text:p>
        </text:list-item>
        <text:list-item>
          <text:p text:style-name="P42">Матричный метод (быстрое возведение в степень) – наиболее эффективен для n ≥ 10 000.</text:p>
        </text:list-item>
      </text:list>
      <text:h text:style-name="P35" text:outline-level="2">3.3 Валидация и управление входными данными </text:h>
      <text:p text:style-name="P53">Запрещён ввод: </text:p>
      <text:p text:style-name="P53"><text:tab/>Отрицательных чисел. <text:line-break/><text:tab/>Дробных значений. <text:line-break/><text:tab/>Нечисловых символов. </text:p>
      <text:p text:style-name="P53">При ошибке программа должна выводить понятное сообщение (например, "Ошибка: введено отрицательное число").</text:p>
      <text:p text:style-name="P52"/>
      <text:h text:style-name="P36" text:outline-level="2">3.4 Отчётность и мониторинг результатов </text:h>
      <text:p text:style-name="P54">После каждого вычисления программа формирует отчёт, содержащий: <text:line-break/><text:tab/>Результат (<text:span text:style-name="Strong_20_Emphasis">F(n)</text:span> или всю последовательность). <text:line-break/><text:tab/>Использованный алгоритм.<text:line-break/><text:tab/>Время выполнения (в миллисекундах).<text:line-break/><text:tab/>Затраты оперативной памяти.<text:line-break/><text:tab/>Возможность сохранения отчёта в текстовый файл.<text:line-break/></text:p>
      <text:h text:style-name="P32" text:outline-level="1">4. Нефункциональные требования </text:h>
      <text:h text:style-name="P35" text:outline-level="2">4.1 Производительность и эффективность </text:h>
      <text:list xml:id="list2857719461" text:style-name="L5">
        <text:list-item>
          <text:p text:style-name="P55">n ≤ 10 000 – вычисление за доли секунды.</text:p>
        </text:list-item>
        <text:list-item>
          <text:p text:style-name="P55"><text:span text:style-name="Strong_20_Emphasis">n ≤ 100 000</text:span> – время выполнения ≤ 2 секунды (матричный метод). </text:p>
        </text:list-item>
        <text:list-item>
          <text:p text:style-name="P55">Оптимизация использования памяти для предотвращения переполнения. </text:p>
        </text:list-item>
      </text:list>
      <text:h text:style-name="P35" text:outline-level="2"><text:soft-page-break/>4.2 Надёжность, безопасность и отказоустойчивость </text:h>
      <text:list xml:id="list254129116" text:style-name="L6">
        <text:list-item>
          <text:p text:style-name="P46">Корректная обработка всех возможных входных данных. </text:p>
        </text:list-item>
        <text:list-item>
          <text:p text:style-name="P46">Стабильная работа при пограничных значениях (<text:span text:style-name="Strong_20_Emphasis">n = 0</text:span>, <text:span text:style-name="Strong_20_Emphasis">n = 100 000</text:span>). </text:p>
        </text:list-item>
        <text:list-item>
          <text:p text:style-name="P46">Защита от аварийного завершения при некорректном вводе. </text:p>
        </text:list-item>
      </text:list>
      <text:h text:style-name="P35" text:outline-level="2">4.3 Гибкость и расширяемость <text:line-break/><text:span text:style-name="T17">Модульная архитектура:</text:span></text:h>
      <text:list xml:id="list4234869785" text:style-name="L7">
        <text:list-item>
          <text:p text:style-name="P59">Вычислительный модуль.</text:p>
        </text:list-item>
        <text:list-item>
          <text:p text:style-name="P59">Модуль валидации ввода.</text:p>
        </text:list-item>
        <text:list-item>
          <text:p text:style-name="P60">Модуль логирования и отчётности. </text:p>
        </text:list-item>
      </text:list>
      <text:p text:style-name="P39"><text:span text:style-name="Default_20_Paragraph_20_Font"><text:span text:style-name="T11"><text:s/>Возможность добавления новых алгоритмов без переработки кода.</text:span></text:span></text:p>
      <text:h text:style-name="P32" text:outline-level="1">5. Интерфейс и пользовательское взаимодействие </text:h>
      <text:h text:style-name="P35" text:outline-level="2">5.1 Простота использования </text:h>
      <text:list xml:id="list869753437" text:style-name="L8">
        <text:list-item>
          <text:p text:style-name="P56">Интуитивно понятный интерфейс.</text:p>
        </text:list-item>
        <text:list-item>
          <text:p text:style-name="P56">Подсказки по формату ввода. </text:p>
        </text:list-item>
        <text:list-item>
          <text:p text:style-name="P56">Минималистичный дизайн. </text:p>
          <text:p text:style-name="P56"/>
        </text:list-item>
      </text:list>
      <text:h text:style-name="P37" text:outline-level="2">5.2 Настройка и информативность </text:h>
      <text:list text:style-name="L9">
        <text:list-item>
          <text:p text:style-name="P58">Выбор алгоритма с пояснением его особенностей.</text:p>
        </text:list-item>
        <text:list-item>
          <text:p text:style-name="P58">Четкие сообщения об ошибках. <text:line-break/></text:p>
        </text:list-item>
      </text:list>
      <text:h text:style-name="P35" text:outline-level="2">5.3 Визуализация и сохранение результатов </text:h>
      <text:list xml:id="list4042903816" text:style-name="L10">
        <text:list-item>
          <text:p text:style-name="P57">Удобное представление результатов. </text:p>
        </text:list-item>
        <text:list-item>
          <text:p text:style-name="P57">Сохранение отчётов в файл или буфер обмена. <text:line-break/></text:p>
        </text:list-item>
      </text:list>
      <text:h text:style-name="P33" text:outline-level="1">6. Требования к внутренней структуре и реализации </text:h>
      <text:list text:style-name="L11">
        <text:list-item>
          <text:p text:style-name="P49">Чистый, документированный код с комментариями. </text:p>
        </text:list-item>
        <text:list-item>
          <text:p text:style-name="P49">Использование библиотек для работы с большими числами (например, <text:span text:style-name="Source_20_Text">BigInteger</text:span> в Java). </text:p>
        </text:list-item>
        <text:list-item>
          <text:p text:style-name="P50">Логирование всех ключевых этапов вычислений. </text:p>
        </text:list-item>
      </text:list>
      <text:p text:style-name="P7"><text:s/></text:p>
      <text:p text:style-name="P61"><text:soft-page-break/><text:span text:style-name="Default_20_Paragraph_20_Font"><text:span text:style-name="T8">7. Интеграционные требования и окружение <text:line-break/></text:span></text:span><text:span text:style-name="Default_20_Paragraph_20_Font"><text:span text:style-name="T3">Совместимость с Windows, Linux, macOS.<text:line-break/>Возможность интеграции в другие системы (например, как библиотека или веб-сервис). </text:span></text:span></text:p>
      <text:p text:style-name="P8"><text:s/></text:p>
      <text:h text:style-name="P30" text:outline-level="1">8. Заключение </text:h>
      <text:p text:style-name="P23">Разработанные требования обеспечивают создание надежной, производительной и удобной программы для вычисления чисел Фибоначчи. Архитектура системы позволяет масштабировать функционал и адаптировать её под будущие потребности заказчика.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.261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4.482cm" fo:margin-top="0cm" fo:margin-bottom="0.538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4.845cm" fo:margin-right="0cm" fo:margin-top="0cm" fo:margin-bottom="0.025cm" style:contextual-spacing="false" fo:line-height="112%" fo:text-align="justify" style:justify-single-word="false" fo:hyphenation-ladder-count="no-limit" fo:text-indent="-0.653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999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8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5</text:page-number></text:span></text:span><text:span text:style-name="Default_20_Paragraph_20_Font"><text:span text:style-name="MT1"> </text:span></text:span></text:p>
      </style:footer>
    </style:master-page>
    <style:master-page style:name="MPF0" style:page-layout-name="Mpm2" draw:style-name="Mdp1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Андрей Захаров</meta:initial-creator>
    <meta:creation-date>2025-04-16T14:14:00Z</meta:creation-date>
    <dc:date>2025-04-16T18:28:52.183000000</dc:date>
    <meta:editing-cycles>7</meta:editing-cycles>
    <meta:editing-duration>PT32M44S</meta:editing-duration>
    <meta:document-statistic meta:table-count="0" meta:image-count="0" meta:object-count="0" meta:page-count="5" meta:paragraph-count="85" meta:word-count="516" meta:character-count="4055" meta:non-whitespace-character-count="3487"/>
    <meta:template xlink:type="simple" xlink:actuate="onRequest" xlink:title="" xlink:href="Normal"/>
  </office:meta>
</office:document-meta>
</file>